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Ilhan Parmaksiz</meta:initial-creator>
    <meta:creation-date>2005-09-29T10:08:23</meta:creation-date>
    <dc:creator>Ilhan Parmaksiz</dc:creator>
    <dc:date>2005-09-29T10:09:20</dc:date>
    <dc:language>de-DE</dc:language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1"/>
  </office:meta>
</office:document-meta>
</file>